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4487" officeooo:paragraph-rsid="000f4487"/>
    </style:style>
    <style:style style:name="P2" style:family="paragraph" style:parent-style-name="Standard">
      <style:text-properties officeooo:rsid="00109a22" officeooo:paragraph-rsid="00109a22"/>
    </style:style>
    <style:style style:name="P3" style:family="paragraph" style:parent-style-name="Standard">
      <style:text-properties officeooo:rsid="00109a22" officeooo:paragraph-rsid="00122a12"/>
    </style:style>
    <style:style style:name="P4" style:family="paragraph" style:parent-style-name="Standard">
      <style:text-properties officeooo:rsid="00122a12" officeooo:paragraph-rsid="00122a12"/>
    </style:style>
    <style:style style:name="T1" style:family="text">
      <style:text-properties officeooo:rsid="001367f7"/>
    </style:style>
    <style:style style:name="T2" style:family="text">
      <style:text-properties officeooo:rsid="00109a22"/>
    </style:style>
    <style:style style:name="T3" style:family="text">
      <style:text-properties officeooo:rsid="0013f548"/>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y a realizar el an<text:span text:style-name="T1">á</text:span>lisis PESTEL pedido por puntos para tener una imagen mas clara y clasificada del mismo:</text:p>
      <text:p text:style-name="P1"/>
      <text:p text:style-name="P1">P (F Político):A la hora de elegir este ciclo informativo no se tuvo en cuenta ninguno de los factores que plantea y aún a día de hoy pese a que conozca estos factores no me habrían influido ni me influyen en mi decisión</text:p>
      <text:p text:style-name="P1"/>
      <text:p text:style-name="P1">E (F Económico): con respecto al económico se podría decir que “influyo” porque yo ya había tomado la decisión antes de conocer por ejemplo la tasa de empleo </text:p>
      <text:p text:style-name="P1"/>
      <text:p text:style-name="P1">S (F Social):en su momento no tuve en cuenta nada relacionado al mismo socialmente pero a día de hoy supongo que parcialmente el estilo de vida relacionado al ciclo es un factor que tengo en cuenta</text:p>
      <text:p text:style-name="P1"/>
      <text:p text:style-name="P1">T (F Tecnológico):principalmente me inscribí por el factor tecnológico, no se si contaría para el mismo pero para resumir en su momento estaba buscando un ciclo que se basara principalmente en la programación, este fue el primero que encontré y me llamó la atención</text:p>
      <text:p text:style-name="P1"/>
      <text:p text:style-name="P1">E (F Ecológico):<text:span text:style-name="T2">este factor ni lo tuve en cuenta ni lo sigo tomando en cuenta</text:span></text:p>
      <text:p text:style-name="P1"/>
      <text:p text:style-name="P1">L (F Legal):<text:span text:style-name="T2">este factor tampoco lo tuve en cuenta pero considero que puede ser importante a tener en cuenta a futuro sobre todo lo de seguridad laboral</text:span></text:p>
      <text:p text:style-name="P1"/>
      <text:p text:style-name="P2">en conclusión principalmente solo tuve en cuenta el factor tecnológico, si clasifique el motivo donde toca, pero también considero que de la mayoría de los otros factores hay aspectos que valdrían la pena considerar a futuro, pero, tanto mi decisión pasada como mi actual habrían sido las mismas, entrar en este ciclo formativo</text:p>
      <text:p text:style-name="P2"/>
      <text:p text:style-name="P2">parte 2, competencias profesionales etc del ciclo, colocaré las que crea que concuerden para la primera parte y para la segunda elaboraré</text:p>
      <text:p text:style-name="P2"/>
      <text:p text:style-name="P2">b) Aplicar técnicas e procedementos relacionados coa seguridade en sistemas, servizos e aplicacións, conforme o plan de seguridade (se interpretó esto como uso de encapsulación)</text:p>
      <text:p text:style-name="P2"/>
      <text:p text:style-name="P2">c) Xestionar bases de datos, interpretando o seu deseño lóxico, e verificar a in tegridade, a consistencia, a seguridade e a accesibilidade dos datos.</text:p>
      <text:p text:style-name="P2"/>
      <text:p text:style-name="P3">d) Xestionar contornos de desenvolvemento adaptando a súa configuración en cada caso para permitir o desenvolvemento e o despregamento de aplicacións. </text:p>
      <text:p text:style-name="P2"/>
      <text:p text:style-name="P2">r) Realizar plans de probas e verificar o funcionamento dos compoñentes de software desenvolvidos, segundo as especificacións </text:p>
      <text:p text:style-name="P2"/>
      <text:p text:style-name="P2"/>
      <text:p text:style-name="P4">con respecto a la segunda parte, las que considero más importantes sería las siguientes (colocare solo las letras pero si quiere poner el texto <text:span text:style-name="T3">s</text:span>e cambia) la <text:span text:style-name="T4">g,h,j,k,l,r,s,t,u,v,w</text:span></text:p>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6T14:51:08.351244000</meta:creation-date>
    <dc:date>2025-09-16T15:27:12.385776400</dc:date>
    <meta:editing-duration>PT8M18S</meta:editing-duration>
    <meta:editing-cycles>3</meta:editing-cycles>
    <meta:generator>LibreOffice/25.8.1.1$Windows_X86_64 LibreOffice_project/54047653041915e595ad4e45cccea684809c77b5</meta:generator>
    <meta:document-statistic meta:table-count="0" meta:image-count="0" meta:object-count="0" meta:page-count="1" meta:paragraph-count="14" meta:word-count="402" meta:character-count="2423" meta:non-whitespace-character-count="2032"/>
  </office:meta>
</office:document-meta>
</file>